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ebebeb" style:font-name="Consolas" fo:font-size="10pt" style:font-size-asian="10pt"/>
    </style:style>
    <style:style style:name="T2" style:family="text">
      <style:text-properties fo:color="#ebebeb"/>
    </style:style>
    <style:style style:name="T3" style:family="text">
      <style:text-properties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ing file using Buffered Reader</text:p>
      <text:p text:style-name="P2"><text:span text:style-name="T3">****************************</text:span></text:p>
      <text:p text:style-name="P2"><text:span text:style-name="T3">G <text:s/>AL CHINESE 241 Contemp Chinese Lit</text:span></text:p>
      <text:p text:style-name="P2"><text:span text:style-name="T3">G <text:s/>AL COMP-LIT 100 International Horror</text:span></text:p>
      <text:p text:style-name="P2"><text:span text:style-name="T3">G <text:s/>AL COMP-LIT 122 Spiritual Autobiogrp</text:span></text:p>
      <text:p text:style-name="P2"><text:span text:style-name="T3">G <text:s/>AL COMP-LIT 131 Brave New World</text:span></text:p>
      <text:p text:style-name="P2"><text:span text:style-name="T3">G <text:s/>AL COMP-LIT 141H Good &amp; Evil: East &amp; West</text:span></text:p>
      <text:p text:style-name="P2"><text:span text:style-name="T3">G <text:s/>AL COMP-LIT 355 Modern African Literature</text:span></text:p>
      <text:p text:style-name="P2"><text:span text:style-name="T3">G <text:s/>AL ENGLISH 131 Society and Literature</text:span></text:p>
      <text:p text:style-name="P2"><text:span text:style-name="T3">G <text:s/>AL ENGLISH 132 Gender, Sexuality, Lit &amp; Cultr</text:span></text:p>
      <text:p text:style-name="P2"><text:span text:style-name="T3">G <text:s/>AL ENGLISH 144 World Lit In English</text:span></text:p>
      <text:p text:style-name="P2"><text:span text:style-name="T3">G <text:s/>AL JAPANESE 143 Lit-Classical &amp; Medieval</text:span></text:p>
      <text:p text:style-name="P2"><text:span text:style-name="T3">G <text:s/>AL SPANISH 322 Intro Span Amer Lit</text:span></text:p>
      <text:p text:style-name="P2"><text:span text:style-name="T3">G <text:s/>AT ART-HIST 118 History/Architecture&amp;BuiltEnvr</text:span></text:p>
      <text:p text:style-name="P2"><text:span text:style-name="T3">G <text:s/>AT ART-HIST 190B Art &amp; Visual Culture/East Asia</text:span></text:p>
      <text:p text:style-name="P2"><text:span text:style-name="T3">G <text:s/>AT FRENCHST 353 African Film</text:span></text:p>
      <text:p text:style-name="P2"><text:span text:style-name="T3">G <text:s/>AT JUDAIC 344 Film and Society in Israel</text:span></text:p>
      <text:p text:style-name="P2"><text:span text:style-name="T3">G <text:s/>AT MIDEAST 344 Film and Society in Israel</text:span></text:p>
      <text:p text:style-name="P2"><text:span text:style-name="T3">G <text:s/>AT MUSIC 150 Lively Arts</text:span></text:p>
      <text:p text:style-name="P2"><text:span text:style-name="T3">G <text:s/>AT MUSIC 150H Lively Arts</text:span></text:p>
      <text:p text:style-name="P2"><text:span text:style-name="T3">G <text:s/>BS STOCKSCH 171 Plagues, Food and People: Eco</text:span></text:p>
      <text:p text:style-name="P2"><text:span text:style-name="T3">Ge Gen Ed Classes: Spring 2017</text:span></text:p>
      <text:p text:style-name="P2"><text:span text:style-name="T3">HS <text:s/>G ANTHRO 150 Ancient Civilizations</text:span></text:p>
      <text:p text:style-name="P2"><text:span text:style-name="T3">HS <text:s/>G ARCH 211 The City</text:span></text:p>
      <text:p text:style-name="P2"><text:span text:style-name="T3">HS <text:s/>G HISTORY 111 World History since 1500</text:span></text:p>
      <text:p text:style-name="P2"><text:span text:style-name="T3">HS <text:s/>G HISTORY 115 China: 1600 to Present</text:span></text:p>
      <text:p text:style-name="P2"><text:span text:style-name="T3">HS <text:s/>G HISTORY 131 Middle East Hist II</text:span></text:p>
      <text:p text:style-name="P2"><text:span text:style-name="T3">HS <text:s/>G JUDAIC 101 The Jewish People I</text:span></text:p>
      <text:p text:style-name="P2"><text:span text:style-name="T3">HS <text:s/>G JUDAIC 102 The Jewish People II</text:span></text:p>
      <text:p text:style-name="P2"><text:span text:style-name="T3">HS <text:s/>G STPEC 190A Intro/Radical Social Theory</text:span></text:p>
      <text:p text:style-name="P2"><text:span text:style-name="T3">SB <text:s/>G ANTHRO 100H Human Nature (hons)</text:span></text:p>
      <text:p text:style-name="P2"><text:span text:style-name="T3">SB <text:s/>G ANTHRO 102 Archaeology and Prehistory</text:span></text:p>
      <text:p text:style-name="P2"><text:span text:style-name="T3">SB <text:s/>G ANTHRO 104 Culture, Society and People</text:span></text:p>
      <text:p text:style-name="P2"><text:span text:style-name="T3">SB <text:s/>G ANTHRO 104ISH CultureSocity&amp;People (HnrsInd)</text:span></text:p>
      <text:p text:style-name="P2"><text:span text:style-name="T3">SB <text:s/>G EDUC 229 International Education</text:span></text:p>
      <text:p text:style-name="P2"><text:span text:style-name="T3">SB <text:s/>G GEOGRAPH 102 Intro/Human Geography</text:span></text:p>
      <text:p text:style-name="P2"><text:span text:style-name="T3">SB <text:s/>G GEOGRAPH 220 World Regional Geography</text:span></text:p>
      <text:p text:style-name="P2"><text:span text:style-name="T3">SB <text:s/>G HONORS 252H Cross Cultural Prep Seminar</text:span></text:p>
      <text:p text:style-name="P2"><text:span text:style-name="T3">SB <text:s/>G M&amp;I-ENG 290H HIV,TB,&amp;Malaria:SimulModeling</text:span></text:p>
      <text:p text:style-name="P2"><text:span text:style-name="T3">SB <text:s/>G MIDEAST 190A WtrOil&amp;Blood:MdEast/GlblPol</text:span></text:p>
      <text:p text:style-name="P2"><text:span text:style-name="T3">SB <text:s/>G POLISCI 111 Comparative Politics</text:span></text:p>
      <text:p text:style-name="P2"><text:span text:style-name="T3">SB <text:s/>G PUBP&amp;ADM 190A WaterOil&amp;Blood:MidEast/GlblPol</text:span></text:p>
      <text:p text:style-name="P2"><text:span text:style-name="T3">SB <text:s/>G SUSTCOMM 125 Global Cities &amp; Global Issues</text:span></text:p>
      <text:p text:style-name="P2"><text:span text:style-name="T3">SB <text:s/>G WGSS 220 Gender, Global Envir, Sustain</text:span></text:p>
      <text:p text:style-name="P2"><text:span text:style-name="T3">U <text:s/>AL AFROAM 118 Survey of Afro-American Lit II</text:span></text:p>
      <text:p text:style-name="P2"><text:span text:style-name="T3">U <text:s/>AL AFROAM 151 Literature &amp; Culture</text:span></text:p>
      <text:p text:style-name="P2"><text:span text:style-name="T3">U <text:s/>AL AFROAM 244 Afro-Am Poetry: Beginning 1900</text:span></text:p>
      <text:p text:style-name="P2"><text:span text:style-name="T3">U <text:s/>AL AFROAM 345 Southern Literature</text:span></text:p>
      <text:p text:style-name="P2"><text:span text:style-name="T3">U <text:s/>AL AFROAM 390A Jazz and Blues Literature</text:span></text:p>
      <text:p text:style-name="P2"><text:span text:style-name="T3">U <text:s/>AL AFROAM 390C Afro-Am Literature of 1930's</text:span></text:p>
      <text:p text:style-name="P2"><text:span text:style-name="T3">U <text:s/>AL COMP-LIT 133 Intro to Science Fiction</text:span></text:p>
      <text:p text:style-name="P2"><text:span text:style-name="T3">U <text:s/>AL ENGLISH 115 American Experience</text:span></text:p>
      <text:p text:style-name="P2"><text:span text:style-name="T3">U <text:s/>AL ENGLISH 117 Ethnic American Literature</text:span></text:p>
      <text:p text:style-name="P2"><text:span text:style-name="T3">U <text:s/>AT AFROAM 156 Rev Concepts in Afr.Am.Music</text:span></text:p>
      <text:p text:style-name="P2"><text:span text:style-name="T3">U <text:s/>AT MUSIC 102 Afro-American Music</text:span></text:p>
      <text:p text:style-name="P2"><text:span text:style-name="T3">U <text:s/>HS AFROAM 133 African-Amer Hist,Cv War-1954</text:span></text:p>
      <text:p text:style-name="P2"><text:span text:style-name="T3">U <text:s/>HS AFROAM 236 Hist of the Civil Rights Mvmt</text:span></text:p>
      <text:p text:style-name="P2"><text:span text:style-name="T3">U <text:s/>HS COMM 390AH Race, Media, &amp; Politics-Honors</text:span></text:p>
      <text:p text:style-name="P2"><text:soft-page-break/><text:span text:style-name="T3">U <text:s/>HS HISTORY 154 Social Change in the 1960's</text:span></text:p>
      <text:p text:style-name="P2"><text:span text:style-name="T3">U <text:s/>HS HISTORY 242H American Fam/Hist. Persp Hons</text:span></text:p>
      <text:p text:style-name="P2"><text:span text:style-name="T3">U <text:s/>HS HISTORY 253 Asian-Pacific Amer Hist: 1850-</text:span></text:p>
      <text:p text:style-name="P2"><text:span text:style-name="T3">U <text:s/>HS HISTORY 385 Modern Boston</text:span></text:p>
      <text:p text:style-name="P2"><text:span text:style-name="T3">U <text:s/>HS HISTORY 389 US Women's History Since 1890</text:span></text:p>
      <text:p text:style-name="P2"><text:span text:style-name="T3">U <text:s/>SB AFROAM 161 Intro Afro-Amer Political Sci</text:span></text:p>
      <text:p text:style-name="P2"><text:span text:style-name="T3">U <text:s/>SB COMM 212 Cultural Codes in Comm</text:span></text:p>
      <text:p text:style-name="P2"><text:span text:style-name="T3">U <text:s/>SB COMM 271 Humor in Society</text:span></text:p>
      <text:p text:style-name="P2"><text:span text:style-name="T3">U <text:s/>SB ECON 105 Introduction Political Economy</text:span></text:p>
      <text:p text:style-name="P2"><text:span text:style-name="T3">U <text:s/>SB ECON 144H Political Economy of Racism</text:span></text:p>
      <text:p text:style-name="P2"><text:span text:style-name="T3">U <text:s/>SB HONORS 321H Violence in American Culture</text:span></text:p>
      <text:p text:style-name="P2"><text:span text:style-name="T3">U <text:s/>SB HONORS 322H Criminal Law &amp; Justice in US</text:span></text:p>
      <text:p text:style-name="P2"><text:span text:style-name="T3">U <text:s/>SB HONORS 390EH Jr Yr Common Exp: 1960s</text:span></text:p>
      <text:p text:style-name="P2"><text:span text:style-name="T3">U <text:s/>SB LEGAL 250 Intro Legal Studies</text:span></text:p>
      <text:p text:style-name="P2"><text:span text:style-name="T3">U <text:s/>SB LINGUIST 101 People &amp; Their Language</text:span></text:p>
      <text:p text:style-name="P2"><text:span text:style-name="T3">U <text:s/>SB LINGUIST 370 The Sounds of Englishes</text:span></text:p>
      <text:p text:style-name="P2"><text:span text:style-name="T3">U <text:s/>SB PSYCH 365 Psychology Of Aging</text:span></text:p>
      <text:p text:style-name="P2"><text:span text:style-name="T3">U <text:s/>SB PUBHLTH 129 Health Care For All</text:span></text:p>
      <text:p text:style-name="P2"><text:span text:style-name="T3">U <text:s/>SB PUBHLTH 389H Health Inequities, hons</text:span></text:p>
      <text:p text:style-name="P2"><text:span text:style-name="T3">U <text:s/>SB SOCIOL 103 Social Problems</text:span></text:p>
      <text:p text:style-name="P2"><text:span text:style-name="T3">U <text:s/>SB SOCIOL 106 Race,Gender, Class &amp; Ethnicity</text:span></text:p>
      <text:p text:style-name="P2"><text:span text:style-name="T3">U <text:s/>SB SOCIOL 110 Introduction to Sociology</text:span></text:p>
      <text:p text:style-name="P2"><text:span text:style-name="T3">U <text:s/>SB SOCIOL 110ISH Intro to Sociology (HnrsInd)</text:span></text:p>
      <text:p text:style-name="P2"><text:span text:style-name="T3">U <text:s/>SB SOCIOL 222 The Family</text:span></text:p>
      <text:p text:style-name="P2"><text:span text:style-name="T3">U <text:s/>SB SOCIOL 223H Work And Society, Hons</text:span></text:p>
      <text:p text:style-name="P2"><text:span text:style-name="T3">U <text:s/>SB SOCIOL 224 Social Class and Inequality</text:span></text:p>
      <text:p text:style-name="P2"><text:span text:style-name="T3">U <text:s/>SB SOCIOL 322 Sociology of Education</text:span></text:p>
      <text:p text:style-name="P2"><text:span text:style-name="T3">U <text:s/>SB SPORTMGT 200 Sociology of Sport &amp; Phys Act</text:span></text:p>
      <text:p text:style-name="P2"><text:span text:style-name="T3">U <text:s/>SB SRVCLRNG 293 Learning Through Comm Engmnt</text:span></text:p>
      <text:p text:style-name="P2"><text:span text:style-name="T3">U <text:s/>SI NURSING 312 CultrlDiversity/Health&amp;Illnes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34:40.277000000</meta:creation-date>
    <dc:date>2017-10-24T00:16:46.343000000</dc:date>
    <meta:editing-duration>PT1H34M45S</meta:editing-duration>
    <meta:editing-cycles>3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88" meta:word-count="642" meta:character-count="3615" meta:non-whitespace-character-count="2976"/>
  </office:meta>
</office:document-meta>
</file>